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1" style:family="table">
      <style:table-properties style:width="17cm" table:align="left" style:writing-mode="lr-tb"/>
    </style:style>
    <style:style style:name="Tabela11.A" style:family="table-column">
      <style:table-column-properties style:column-width="17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fo:background-color="#b3b3b3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7.004cm" fo:margin-left="0cm" fo:margin-right="-0.00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3.014cm" style:rel-column-width="11618*"/>
    </style:style>
    <style:style style:name="Tabela12.B" style:family="table-column">
      <style:table-column-properties style:column-width="5.486cm" style:rel-column-width="21142*"/>
    </style:style>
    <style:style style:name="Tabela12.C" style:family="table-column">
      <style:table-column-properties style:column-width="1.716cm" style:rel-column-width="6614*"/>
    </style:style>
    <style:style style:name="Tabela12.D" style:family="table-column">
      <style:table-column-properties style:column-width="6.787cm" style:rel-column-width="26161*"/>
    </style:style>
    <style:style style:name="Tabela12.1" style:family="table-row">
      <style:table-row-properties fo:background-color="transparent" style:keep-together="true" fo:keep-together="auto">
        <style:background-image/>
      </style:table-row-properties>
    </style:style>
    <style:style style:name="Tabela12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a12.B1" style:family="table-cell">
      <style:table-cell-properties style:vertical-align="middle" fo:padding="0.097cm" fo:border="0.002cm solid #000000"/>
    </style:style>
    <style:style style:name="Tabela1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7cm" table:align="left" style:writing-mode="lr-tb"/>
    </style:style>
    <style:style style:name="Tabela13.A" style:family="table-column">
      <style:table-column-properties style:column-width="17cm"/>
    </style:style>
    <style:style style:name="Tabela13.1" style:family="table-row">
      <style:table-row-properties style:keep-together="true" fo:keep-together="auto"/>
    </style:style>
    <style:style style:name="Tabela13.A1" style:family="table-cell">
      <style:table-cell-properties fo:padding="0.097cm" fo:border="0.002cm solid #000000"/>
    </style:style>
    <style:style style:name="Tabela14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4.A" style:family="table-column">
      <style:table-column-properties style:column-width="4.905cm"/>
    </style:style>
    <style:style style:name="Tabela14.B" style:family="table-column">
      <style:table-column-properties style:column-width="12.095cm"/>
    </style:style>
    <style:style style:name="Tabela14.1" style:family="table-row">
      <style:table-row-properties fo:background-color="transparent" style:keep-together="true" fo:keep-together="auto">
        <style:background-image/>
      </style:table-row-properties>
    </style:style>
    <style:style style:name="Tabela14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a14.B1" style:family="table-cell">
      <style:table-cell-properties style:vertical-align="middle" fo:background-color="transparent" fo:padding="0.097cm" fo:border="0.002cm solid #000000" style:writing-mode="page">
        <style:background-image/>
      </style:table-cell-properties>
    </style:style>
    <style:style style:name="Tabela15" style:family="table">
      <style:table-properties style:width="17cm" table:align="left" style:writing-mode="lr-tb"/>
    </style:style>
    <style:style style:name="Tabela15.A" style:family="table-column">
      <style:table-column-properties style:column-width="17cm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fo:padding="0.097cm" fo:border="0.002cm solid #000000"/>
    </style:style>
    <style:style style:name="Tabela1" style:family="table">
      <style:table-properties style:width="17.004cm" fo:margin-left="0cm" fo:margin-right="-0.004cm" table:align="margins"/>
    </style:style>
    <style:style style:name="Tabela1.A" style:family="table-column">
      <style:table-column-properties style:column-width="8.864cm" style:rel-column-width="34161*"/>
    </style:style>
    <style:style style:name="Tabela1.B" style:family="table-column">
      <style:table-column-properties style:column-width="8.14cm" style:rel-column-width="3137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.004cm" fo:margin-left="0cm" fo:margin-right="-0.00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2.392cm" style:rel-column-width="9218*"/>
    </style:style>
    <style:style style:name="Tabela2.B" style:family="table-column">
      <style:table-column-properties style:column-width="3.877cm" style:rel-column-width="14942*"/>
    </style:style>
    <style:style style:name="Tabela2.C" style:family="table-column">
      <style:table-column-properties style:column-width="5.341cm" style:rel-column-width="20585*"/>
    </style:style>
    <style:style style:name="Tabela2.D" style:family="table-column">
      <style:table-column-properties style:column-width="5.394cm" style:rel-column-width="20790*"/>
    </style:style>
    <style:style style:name="Tabela2.1" style:family="table-row">
      <style:table-row-properties fo:background-color="transparent" style:keep-together="true" fo:keep-together="auto">
        <style:background-image/>
      </style:table-row-properties>
    </style:style>
    <style:style style:name="Tabela2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2.B1" style:family="table-cell">
      <style:table-cell-properties fo:padding="0.097cm" fo:border="0.002cm solid #000000"/>
    </style:style>
    <style:style style:name="Tabela2.D1" style:family="table-cell">
      <style:table-cell-properties fo:padding="0.097cm" fo:border-left="none" fo:border-right="none" fo:border-top="none" fo:border-bottom="0.002cm solid #000000"/>
    </style:style>
    <style:style style:name="Tabela2.B2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 CE" fo:font-size="8pt" fo:font-style="italic" style:font-name-asian="Arial CE" style:font-size-asian="8pt" style:font-style-asian="italic" style:font-name-complex="Arial CE" style:font-size-complex="8pt" style:font-style-complex="italic"/>
    </style:style>
    <style:style style:name="P3" style:family="paragraph" style:parent-style-name="Standard">
      <style:text-properties fo:color="#00008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Footnote">
      <style:text-properties style:font-name="Arial" fo:font-size="8pt" style:font-size-asian="8pt"/>
    </style:style>
    <style:style style:name="P5" style:family="paragraph" style:parent-style-name="Footnote">
      <style:paragraph-properties fo:text-align="start" style:justify-single-word="false" style:vertical-align="auto"/>
      <style:text-properties style:font-name="Arial" fo:font-size="8pt" fo:language="sl" fo:country="SI" style:font-size-asian="8pt" style:language-asian="zh" style:country-asian="CN"/>
    </style:style>
    <style:style style:name="P6" style:family="paragraph" style:parent-style-name="Defaul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Default">
      <style:text-properties fo:font-size="10pt" style:font-size-asian="10pt" style:font-size-complex="10pt"/>
    </style:style>
    <style:style style:name="P8" style:family="paragraph" style:parent-style-name="Default">
      <style:text-properties style:font-name="Arial CE" fo:font-size="10pt" fo:font-style="italic" fo:font-weight="bold" style:font-name-asian="Arial CE" style:font-size-asian="10pt" style:font-style-asian="italic" style:font-weight-asian="bold" style:font-name-complex="Arial CE" style:font-size-complex="10pt" style:font-style-complex="italic" style:font-weight-complex="bold"/>
    </style:style>
    <style:style style:name="P9" style:family="paragraph" style:parent-style-name="Default">
      <style:text-properties style:font-name="Arial CE" fo:font-size="10pt" fo:language="sl" fo:country="SI" fo:font-style="normal" fo:font-weight="bold" style:font-name-asian="Arial CE" style:font-size-asian="10pt" style:language-asian="zh" style:country-asian="CN" style:font-style-asian="normal" style:font-weight-asian="bold" style:font-name-complex="Arial CE" style:font-size-complex="10pt" style:font-style-complex="normal" style:font-weight-complex="bold"/>
    </style:style>
    <style:style style:name="P10" style:family="paragraph" style:parent-style-name="Default">
      <style:text-properties fo:font-size="7pt" fo:font-weight="bold" style:font-name-asian="Times New Roman" style:font-size-asian="7pt" style:language-asian="sl" style:country-asian="SI" style:font-weight-asian="bold" style:font-name-complex="Times New Roman" style:font-size-complex="7pt" style:font-weight-complex="bold"/>
    </style:style>
    <style:style style:name="P11" style:family="paragraph" style:parent-style-name="Default">
      <style:paragraph-properties fo:text-align="end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12" style:family="paragraph" style:parent-style-name="Default">
      <style:text-properties fo:color="#000000" style:font-name="Arial" fo:font-size="10pt" fo:language="sl" fo:country="SI" fo:font-style="italic" fo:font-weight="bold" style:font-name-asian="Arial" style:font-size-asian="10pt" style:language-asian="zh" style:country-asian="CN" style:font-style-asian="italic" style:font-weight-asian="bold" style:font-name-complex="Arial" style:font-size-complex="10pt" style:font-style-complex="italic" style:font-weight-complex="bold"/>
    </style:style>
    <style:style style:name="P13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P14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fo:font-style="normal" fo:font-weight="normal" style:font-size-asian="10pt" style:language-asian="zh" style:country-asian="CN" style:font-style-asian="normal" style:font-weight-asian="normal" style:font-size-complex="10pt" style:font-style-complex="normal" style:font-weight-complex="normal"/>
    </style:style>
    <style:style style:name="P15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style:font-size-asian="10pt" style:language-asian="zh" style:country-asian="CN" style:font-size-complex="10pt"/>
    </style:style>
    <style:style style:name="P16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fo:font-size="10pt" fo:language="sl" fo:country="SI" style:font-size-asian="10pt" style:language-asian="zh" style:country-asian="CN" style:font-size-complex="10pt"/>
    </style:style>
    <style:style style:name="P17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</style:style>
    <style:style style:name="P18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fo:font-size="8pt" fo:language="sl" fo:country="SI" fo:font-style="normal" fo:font-weight="normal" style:font-size-asian="8pt" style:language-asian="zh" style:country-asian="CN" style:font-style-asian="normal" style:font-weight-asian="normal" style:font-size-complex="8pt" style:font-style-complex="normal" style:font-weight-complex="normal"/>
    </style:style>
    <style:style style:name="P19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20" style:family="paragraph" style:parent-style-name="Table_20_Contents"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1" style:family="paragraph" style:parent-style-name="Table_20_Contents">
      <style:text-properties style:font-name="Arial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Table_20_Contents">
      <style:text-properties style:font-name="Arial" style:font-name-asian="Arial" style:font-name-complex="Arial"/>
    </style:style>
    <style:style style:name="P23" style:family="paragraph" style:parent-style-name="Table_20_Contents">
      <style:text-properties style:font-name="Arial"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P24" style:family="paragraph" style:parent-style-name="Standard">
      <style:paragraph-properties fo:margin-left="0cm" fo:margin-right="0.305cm" fo:text-align="justify" style:justify-single-word="false" fo:text-indent="0cm" style:auto-text-indent="false">
        <style:tab-stops>
          <style:tab-stop style:position="1.161cm"/>
        </style:tab-stops>
      </style:paragraph-properties>
      <style:text-properties fo:color="#00008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paragraph-properties fo:margin-left="0cm" fo:margin-right="0.305cm" fo:text-align="justify" style:justify-single-word="false" fo:text-indent="0cm" style:auto-text-indent="false" fo:break-before="page">
        <style:tab-stops>
          <style:tab-stop style:position="1.161cm"/>
        </style:tab-stops>
      </style:paragraph-properties>
      <style:text-properties fo:color="#00008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Default">
      <style:paragraph-properties fo:margin-left="-0.115cm" fo:margin-right="0.004cm" fo:text-align="start" style:justify-single-word="false" fo:text-indent="0cm" style:auto-text-indent="false" style:vertical-align="auto"/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P27" style:family="paragraph" style:parent-style-name="Default">
      <style:paragraph-properties fo:margin-left="-0.115cm" fo:margin-right="0.004cm" fo:text-align="center" style:justify-single-word="false" fo:text-indent="0cm" style:auto-text-indent="false" style:vertical-align="auto"/>
      <style:text-properties fo:font-size="10pt" fo:language="sl" fo:country="SI" fo:font-style="normal" fo:font-weight="bold" style:font-name-asian="Times New Roman" style:font-size-asian="10pt" style:language-asian="sl" style:country-asian="SI" style:font-style-asian="normal" style:font-weight-asian="bold" style:font-name-complex="Times New Roman" style:font-size-complex="10pt" style:font-style-complex="normal" style:font-weight-complex="bold"/>
    </style:style>
    <style:style style:name="P28" style:family="paragraph" style:parent-style-name="Default">
      <style:paragraph-properties fo:margin-left="-0.115cm" fo:margin-right="0.004cm" fo:text-align="start" style:justify-single-word="false" fo:text-indent="0cm" style:auto-text-indent="false" style:vertical-align="auto"/>
      <style:text-properties fo:font-size="10pt" fo:language="sl" fo:country="SI" fo:font-style="normal" fo:font-weight="normal" style:font-size-asian="10pt" style:language-asian="zh" style:country-asian="CN" style:font-style-asian="normal" style:font-weight-asian="normal" style:font-size-complex="10pt" style:font-style-complex="normal" style:font-weight-complex="normal"/>
    </style:style>
    <style:style style:name="P29" style:family="paragraph" style:parent-style-name="Default" style:master-page-name="Standard">
      <style:paragraph-properties fo:text-align="end" style:justify-single-word="false" style:page-number="auto"/>
      <style:text-properties fo:font-size="20pt" fo:font-weight="normal" style:font-size-asian="20pt" style:font-weight-asian="normal" style:font-size-complex="20pt" style:font-weight-complex="normal"/>
    </style:style>
    <style:style style:name="P30" style:family="paragraph" style:parent-style-name="Heading_20_1">
      <style:text-properties fo:font-size="2pt" style:font-size-asian="2pt" style:font-size-complex="2pt"/>
    </style:style>
    <style:style style:name="P31" style:family="paragraph">
      <style:paragraph-properties fo:text-align="end"/>
    </style:style>
    <style:style style:name="P32" style:family="paragraph">
      <style:text-properties style:font-name="Tahoma" fo:font-size="6pt"/>
    </style:style>
    <style:style style:name="T1" style:family="text">
      <style:text-properties style:font-name="Arial CE" fo:font-size="8pt" fo:font-style="italic" style:font-name-asian="Arial CE" style:font-size-asian="8pt" style:font-style-asian="italic" style:font-name-complex="Arial CE" style:font-size-complex="8pt" style:font-style-complex="italic"/>
    </style:style>
    <style:style style:name="T2" style:family="text">
      <style:text-properties style:font-name="Arial CE" fo:font-size="10pt" fo:font-weight="bold" style:font-name-asian="Arial CE" style:font-size-asian="10pt" style:font-weight-asian="bold" style:font-name-complex="Arial CE" style:font-size-complex="10pt" style:font-weight-complex="bold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sl" fo:country="SI" style:font-size-asian="10pt" style:language-asian="zh" style:country-asian="CN" style:font-size-complex="10pt"/>
    </style:style>
    <style:style style:name="T6" style:family="text"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T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Arial Narrow" fo:font-weight="bold" style:font-weight-asian="bold"/>
    </style:style>
    <style:style style:name="T10" style:family="text">
      <style:text-properties fo:color="#000000" style:font-name="Arial CE" fo:font-size="10pt" fo:language="sl" fo:country="SI" style:font-name-asian="Arial CE" style:font-size-asian="10pt" style:language-asian="zh" style:country-asian="CN" style:font-name-complex="Arial CE" style:font-size-complex="10pt"/>
    </style:style>
    <style:style style:name="T11" style:family="text"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T12" style:family="text">
      <style:text-properties fo:color="#000000" style:font-name="Arial" fo:font-size="10pt" fo:language="sl" fo:country="SI" fo:font-style="normal" fo:font-weight="normal" style:font-name-asian="Arial" style:font-size-asian="10pt" style:language-asian="zh" style:country-asian="CN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fo:color="#000000" style:font-name="Arial" fo:font-size="10pt" fo:language="sl" fo:country="SI" fo:font-style="normal" fo:font-weight="bold" style:font-name-asian="Arial" style:font-size-asian="10pt" style:language-asian="zh" style:country-asian="CN" style:font-style-asian="normal" style:font-weight-asian="bold" style:font-name-complex="Arial" style:font-size-complex="10pt" style:font-style-complex="normal" style:font-weight-complex="bold"/>
    </style:style>
    <style:style style:name="T14" style:family="text">
      <style:text-properties fo:color="#000000" style:font-name="Arial" fo:font-size="10pt" style:font-size-asian="10pt" style:font-size-complex="10pt"/>
    </style:style>
    <style:style style:name="T15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000000" fo:font-size="10pt" fo:language="sl" fo:country="SI" fo:font-weight="bold" style:font-size-asian="10pt" style:language-asian="zh" style:country-asian="CN" style:font-weight-asian="bold" style:font-size-complex="10pt" style:font-weight-complex="bold"/>
    </style:style>
    <style:style style:name="T17" style:family="text">
      <style:text-properties fo:language="sl" fo:country="SI" fo:font-style="normal" fo:font-weight="bold" style:language-asian="zh" style:country-asian="CN" style:font-style-asian="normal" style:font-weight-asian="bold" style:font-style-complex="normal" style:font-weight-complex="bold"/>
    </style:style>
    <style:style style:name="T18" style:family="text">
      <style:text-properties fo:language="sl" fo:country="SI" fo:font-weight="bold" style:language-asian="zh" style:country-asian="CN" style:font-weight-asian="bold" style:font-weight-complex="bold"/>
    </style:style>
    <style:style style:name="T19" style:family="text">
      <style:text-properties fo:language="sl" fo:country="SI" style:language-asian="zh" style:country-asian="CN"/>
    </style:style>
    <style:style style:name="T20" style:family="text">
      <style:text-properties style:font-name="Free 3 of 9 Extended" fo:language="sl" fo:country="SI" fo:font-style="normal" style:language-asian="zh" style:country-asian="CN" style:font-style-asian="normal" style:font-style-complex="normal" style:text-scale="110%"/>
    </style:style>
    <style:style style:name="T21" style:family="text">
      <style:text-properties fo:font-variant="normal" fo:text-transform="none" fo:color="#000000" style:font-name="Arial" fo:font-size="10pt" fo:letter-spacing="normal" style:font-size-asian="10pt" style:font-size-complex="10pt"/>
    </style:style>
    <style:style style:name="T22" style:family="text">
      <style:text-properties fo:font-variant="normal" fo:text-transform="none" fo:color="#000000" style:font-name="Arial" fo:font-size="10pt" fo:letter-spacing="normal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3" style:family="text">
      <style:text-properties fo:font-variant="normal" fo:text-transform="none" fo:color="#000000" style:font-name="Arial" fo:font-size="10pt" fo:letter-spacing="normal" fo:language="sl" fo:country="SI" fo:font-style="normal" fo:font-weight="bold" style:font-name-asian="Arial" style:font-size-asian="10pt" style:language-asian="zh" style:country-asian="CN" style:font-style-asian="normal" style:font-weight-asian="bold" style:font-name-complex="Arial" style:font-size-complex="10pt" style:font-style-complex="normal" style:font-weight-complex="bold"/>
    </style:style>
    <style:style style:name="T24" style:family="text">
      <style:text-properties fo:font-variant="normal" fo:text-transform="none" fo:color="#000000" fo:font-size="10pt" fo:letter-spacing="normal" fo:language="sl" fo:country="SI" fo:font-weight="bold" style:font-size-asian="10pt" style:language-asian="zh" style:country-asian="CN" style:font-weight-asian="bold" style:font-size-complex="10pt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Arial"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28" style:family="text">
      <style:text-properties style:font-name="Arial" fo:font-size="10pt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9" style:family="text">
      <style:text-properties style:font-name="Tahoma" fo:font-size="6pt"/>
    </style:style>
    <style:style style:name="T30" style:family="text">
      <style:text-properties style:font-name="Tahoma" fo:font-size="6pt" fo:font-weight="normal"/>
    </style:style>
    <style:style style:name="gr1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zahtevek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meOrganizacije" text:name="FORMTEXT Besedilo1"/>
        <text:user-field-decl office:value-type="string" office:string-value="naselje" text:name="FORMTEXT Besedilo2"/>
        <text:user-field-decl office:value-type="string" office:string-value="ulica" text:name="FORMTEXT Besedilo3"/>
        <text:user-field-decl office:value-type="string" office:string-value="hisnaStevilka" text:name="FORMTEXT Besedilo4"/>
        <text:user-field-decl office:value-type="string" office:string-value="postnaStevilka" text:name="FORMTEXT Besedilo5"/>
        <text:user-field-decl office:value-type="string" office:string-value="nazivPoste" text:name="FORMTEXT Besedilo6"/>
        <text:user-field-decl office:value-type="string" office:string-value="imeK" text:name="FORMTEXT Besedilo7"/>
        <text:user-field-decl office:value-type="string" office:string-value="funkcijaK" text:name="FORMTEXT Besedilo10"/>
        <text:user-field-decl office:value-type="string" office:string-value="telefonK" text:name="FORMTEXT Besedilo11"/>
        <text:user-field-decl office:value-type="string" office:string-value="eNaslovK" text:name="FORMTEXT Besedilo9"/>
        <text:user-field-decl office:value-type="string" office:string-value="imeP" text:name="FORMTEXT Besedilo12"/>
        <text:user-field-decl office:value-type="string" office:string-value="priimekP" text:name="FORMTEXT Besedilo13"/>
        <text:user-field-decl office:value-type="string" office:string-value="funkcijaP" text:name="FORMTEXT Besedilo15"/>
        <text:user-field-decl office:value-type="string" office:string-value="eNaslovP" text:name="FORMTEXT Besedilo14"/>
        <text:user-field-decl office:value-type="string" office:string-value="VAR" text:name="FORMTEXT Besedilo42"/>
        <text:user-field-decl office:value-type="string" office:string-value="ime" text:name="FORMTEXT Besedilo18"/>
        <text:user-field-decl office:value-type="string" office:string-value="priimek" text:name="FORMTEXT Besedilo19"/>
        <text:user-field-decl office:value-type="string" office:string-value="&#10;E" text:name="FORMTEXT Besedilo29"/>
        <text:user-field-decl office:value-type="string" office:string-value="ime" text:name="FORMTEXT Besedilo30"/>
        <text:user-field-decl office:value-type="string" office:string-value="priimek" text:name="FORMTEXT Besedilo31"/>
        <text:user-field-decl office:value-type="string" office:string-value="davcna" text:name="FORMTEXT Besedilo32"/>
        <text:user-field-decl office:value-type="string" office:string-value="emso" text:name="FORMTEXT Besedilo33"/>
        <text:user-field-decl office:value-type="string" office:string-value="eNaslov" text:name="FORMTEXT Besedilo34"/>
        <text:user-field-decl office:value-type="string" office:string-value="potrdilo" text:name="FORMTEXT Besedilo35"/>
        <text:user-field-decl office:value-type="string" office:string-value="     " text:name="FORMTEXT Besedilo36"/>
        <text:user-field-decl office:value-type="string" office:string-value="gesloZaPreklic" text:name="FORMTEXT Besedilo37"/>
        <text:user-field-decl office:value-type="string" office:string-value="potNaPametnikKartici" text:name="FORMTEXT Besedilo39"/>
        <text:user-field-decl office:value-type="string" office:string-value="imaPametnoKartico" text:name="FORMTEXT Besedilo40"/>
        <text:user-field-decl office:value-type="string" office:string-value="imaCitalec" text:name="FORMTEXT Besedilo41"/>
      </text:user-field-decls>
      <draw:frame text:anchor-type="page" text:anchor-page-number="1" draw:z-index="0" draw:style-name="gr1" draw:text-style-name="P32" svg:width="3.682cm" svg:height="0.345cm" svg:x="15.829cm" svg:y="28.887cm">
        <draw:text-box>
          <text:p text:style-name="P31"><text:span text:style-name="T29">Obr. </text:span><text:span text:style-name="T30">CIF-PamKat 2 v1.1</text:span></text:p>
        </draw:text-box>
      </draw:frame>
      <text:p text:style-name="P29"><text:variable-get text:name="zahtevek" office:value-type="string"/><text:variable-get text:name="zahtevek" office:value-type="string"/><text:variable-get text:name="zahtevek" office:value-type="string"/><text:variable-get text:name="zahtevek" office:value-type="string"/><text:variable-get text:name="zahtevek" office:value-type="string"/><text:variable-get text:name="zahtevek" office:value-type="string"/><text:variable-get text:name="zahtevek" office:value-type="string"/><text:variable-set text:name="zahtevek" office:value-type="string">[#list imetniki as imetnik]</text:variable-set></text:p>
      <text:p text:style-name="P11"><text:span text:style-name="T20">*</text:span><text:bookmark-start text:name="__DdeLink__5370_1191949864"/><text:span text:style-name="T20"><text:variable-set text:name="zahtevek" office:value-type="string">${imetnik.crtnaKoda}</text:variable-set></text:span><text:bookmark-end text:name="__DdeLink__5370_1191949864"/><text:span text:style-name="T20">*</text:span></text:p>
      <text:p text:style-name="P18"><text:variable-set text:name="zahtevek" office:value-type="string">${imetnik.crtnaKoda}</text:variable-set></text:p>
      <text:p text:style-name="Default"/>
      <text:h text:style-name="P30" text:outline-level="1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1"><text:span text:style-name="T2">Izpolni bodoči imetnik potrdila</text:span><text:span text:style-name="Footnote_20_Symbol"><text:span text:style-name="T9"><text:note text:id="ftn1" text:note-class="footnote"><text:note-citation>1</text:note-citation><text:note-body><text:p text:style-name="P5">V primeru zahtevka za več bodočih imetnikov hkrati je potrebno pripraviti in izpolniti ustrezno število te strani.</text:p></text:note-body></text:note></text:span></text:span></text:p>
          </table:table-cell>
        </table:table-row>
        <table:table-row table:style-name="Tabela11.1">
          <table:table-cell table:style-name="Tabela11.A2" office:value-type="string">
            <text:p text:style-name="P8">Podatki o bodočem imetniku</text:p>
          </table:table-cell>
        </table:table-row>
      </table:table>
      <text:p text:style-name="P7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5">Ime: </text:p>
          </table:table-cell>
          <table:table-cell table:style-name="Tabela12.B1" office:value-type="string">
            <text:p text:style-name="P13"><text:bookmark-start text:name="__DdeLink__4804_1191949864"/><text:bookmark-start text:name="__DdeLink__18588_1091673197"/><text:bookmark-start text:name="__DdeLink__23640_1091673197"/><text:bookmark text:name="Besedilo30"/><text:variable-set text:name="zahtevek" office:value-type="string">${imetnik.ime}</text:variable-set><text:bookmark-end text:name="__DdeLink__4804_1191949864"/><text:bookmark-end text:name="__DdeLink__18588_1091673197"/><text:bookmark-end text:name="__DdeLink__23640_1091673197"/></text:p>
          </table:table-cell>
          <table:table-cell table:style-name="Tabela12.A1" office:value-type="string">
            <text:p text:style-name="P15">Priimek: </text:p>
          </table:table-cell>
          <table:table-cell table:style-name="Tabela12.B1" office:value-type="string">
            <text:p text:style-name="P13"><text:bookmark-start text:name="__DdeLink__569_699591415"/><text:bookmark text:name="Besedilo31"/><text:variable-set text:name="zahtevek" office:value-type="string">${imetnik.priimek}</text:variable-set><text:bookmark-end text:name="__DdeLink__569_699591415"/></text:p>
          </table:table-cell>
        </table:table-row>
        <table:table-row table:style-name="Tabela12.1">
          <table:table-cell table:style-name="Tabela12.A1" office:value-type="string">
            <text:p text:style-name="P17"><text:span text:style-name="T10">Davčna številka</text:span><text:span text:style-name="Footnote_20_Symbol"><text:span text:style-name="T5"><text:note text:id="ftn2" text:note-class="footnote"><text:note-citation>2</text:note-citation><text:note-body><text:p text:style-name="P5">Podatek je potreben za opravljanje večine storitev na elektronski način v skladu z nameni uporabe potrdila, kot je določeno v Politiki SIGOV-CA, ni pa obvezen.</text:p></text:note-body></text:note></text:span></text:span><text:span text:style-name="T5">: </text:span></text:p>
          </table:table-cell>
          <table:table-cell table:style-name="Tabela12.B2" office:value-type="string">
            <text:p text:style-name="P13"><text:bookmark text:name="Besedilo32"/><text:variable-set text:name="zahtevek" office:value-type="string">${imetnik.davcna}</text:variable-set></text:p>
          </table:table-cell>
          <table:table-cell table:style-name="Tabela12.A1" office:value-type="string">
            <text:p text:style-name="P17"><text:span text:style-name="T11">EMŠO</text:span><text:span text:style-name="Footnote_20_Symbol"><text:span text:style-name="T5"><text:note text:id="ftn3" text:note-class="footnote"><text:note-citation>3</text:note-citation><text:note-body><text:p text:style-name="P5">Podatek je potreben za opravljanje večine storitev na elektronski način v skladu z nameni uporabe potrdila, kot je določeno v Politiki SIGOV-CA, ni pa obvezen.</text:p></text:note-body></text:note></text:span></text:span><text:span text:style-name="T5">:</text:span></text:p>
          </table:table-cell>
          <table:table-cell table:style-name="Tabela12.B2" office:value-type="string">
            <text:p text:style-name="P13"><text:bookmark text:name="Besedilo33"/><text:variable-set text:name="zahtevek" office:value-type="string">${imetnik.emso!}</text:variable-set></text:p>
          </table:table-cell>
        </table:table-row>
        <table:table-row table:style-name="Tabela12.1">
          <table:table-cell table:style-name="Tabela12.A1" office:value-type="string">
            <text:p text:style-name="P15">E-naslov:</text:p>
          </table:table-cell>
          <table:table-cell table:style-name="Tabela12.B1" table:number-columns-spanned="3" office:value-type="string">
            <text:p text:style-name="P13"><text:bookmark text:name="Besedilo34"/><text:variable-set text:name="zahtevek" office:value-type="string">${imetnik.ENaslov}</text:variable-set></text:p>
          </table:table-cell>
          <table:covered-table-cell/>
          <table:covered-table-cell/>
        </table:table-row>
      </table:table>
      <text:p text:style-name="P7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6">Podatki o digitalnem potrdilu</text:p>
          </table:table-cell>
        </table:table-row>
      </table:table>
      <text:p text:style-name="P7"/>
      <text:p text:style-name="P7">Želim pridobiti potrdilo: <text:span text:style-name="T17"><text:variable-set text:name="zahtevek" office:value-type="string">${imetnik.potrdilo}</text:variable-set></text:span></text:p>
      <text:p text:style-name="Default"/>
      <text:p text:style-name="Default"/>
      <text:p text:style-name="Default"/>
      <text:p text:style-name="P7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7"><text:span text:style-name="T5">Geslo za preklic potrdila</text:span><text:span text:style-name="Footnote_20_Symbol"><text:span text:style-name="T3"><text:note text:id="ftn4" text:note-class="footnote"><text:note-citation>4</text:note-citation><text:note-body><text:p text:style-name="P4">Geslo za preklic potrdila je namenjeno preklicu po telefonu v skladu s Politiko SIGOV-CA. Dolgo je lahko do dvajset (20) alfanumeričnih znakov, sprememba gesla pa je možna le osebno pri SIGOV-CA ali z zašifriranim in digitalno podpisanim zahtevkom z veljavnim potrdilom.</text:p></text:note-body></text:note></text:span></text:span>:</text:p>
          </table:table-cell>
          <table:table-cell table:style-name="Tabela14.B1" office:value-type="string">
            <text:p text:style-name="P13"><text:bookmark text:name="Besedilo37"/><text:variable-set text:name="zahtevek" office:value-type="string">${imetnik.gesloZaPreklic}</text:variable-set></text:p>
          </table:table-cell>
        </table:table-row>
      </table:table>
      <text:p text:style-name="P7"/>
      <text:p text:style-name="Default"><text:span text:style-name="T4">Želim pridobiti digitalno potrdilo na pametni kartici</text:span><text:span text:style-name="T4"><text:note text:id="ftn5" text:note-class="footnote"><text:note-citation>5</text:note-citation><text:note-body><text:p text:style-name="P5">Evropska in slovenska zakonodaja določata, da potrdilo, prevzeto na varno sredstvo za elektronsko podpisovanje, omogoča izdelovanje elektronskega podpisa, ki je enakovreden lastnoročnemu podpisu. Spletna in posebna kvalificirana digitalna potrdila SIGOV-CA za zaposlene in splošne nazive se praviloma izdajo kot potrdila z obvezno uporabo pametnih kartic in so na podlagi odobrenega zahtevka prevzeta neposredno na imetnikovo pametno kartico. Izjemoma lahko bodoči imetnik zahteva drugače, če uporaba pametne kartice v njegovem okolju s tehničnega vidika ni mogoča.</text:p></text:note-body></text:note></text:span><text:span text:style-name="T4">: </text:span><text:bookmark-start text:name="__DdeLink__326_198089435"/><text:bookmark text:name="Besedilo39"/><text:span text:style-name="T6"><text:variable-set text:name="zahtevek" office:value-type="string">${imetnik.potNaPametnikKartici}</text:variable-set></text:span><text:bookmark-end text:name="__DdeLink__326_198089435"/></text:p>
      <text:p text:style-name="P2"/>
      <text:p text:style-name="P2">Obrazložitev: Prevzem potrdila bo na varen način izveden v instituciji </text:p>
      <text:p text:style-name="P7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6">Podatki o opremi (izpolnite v primeru, če ste izbrali digitalno potrdilo na pametni kartici)</text:p>
          </table:table-cell>
        </table:table-row>
      </table:table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0">Podatki za SIGOV-CA</text:p>
          </table:table-cell>
          <table:table-cell table:style-name="Tabela1.B1" office:value-type="string">
            <text:p text:style-name="P20">Podatki za VSRS</text:p>
          </table:table-cell>
        </table:table-row>
        <table:table-row>
          <table:table-cell table:style-name="Tabela1.A2" office:value-type="string">
            <text:p text:style-name="P22"><text:span text:style-name="T8">Čitalec:</text:span><text:span text:style-name="T25"> </text:span><text:bookmark-start text:name="__DdeLink__390_198089435"/><text:span text:style-name="T6"><text:variable-set text:name="zahtevek" office:value-type="string">[#if imetnik.imaCitalec ="NE"]</text:variable-set></text:span><text:bookmark-end text:name="__DdeLink__390_198089435"/><text:span text:style-name="T7">Ne potrebujem čitalca SIGOV-CA</text:span><text:bookmark-start text:name="__DdeLink__556_198089435"/><text:span text:style-name="T6"><text:variable-set text:name="zahtevek" office:value-type="string">[/#if]</text:variable-set></text:span><text:bookmark-end text:name="__DdeLink__556_198089435"/><text:bookmark-start text:name="__DdeLink__1082_198089435"/><text:bookmark-start text:name="__DdeLink__460_198089435"/><text:soft-page-break/><text:span text:style-name="T6"><text:variable-set text:name="zahtevek" office:value-type="string">[#if imetnik.imaCitalec ="DA"]</text:variable-set></text:span><text:bookmark-end text:name="__DdeLink__1082_198089435"/><text:bookmark-end text:name="__DdeLink__460_198089435"/><text:span text:style-name="T7">Imam čitalec SIGOV-CA</text:span><text:span text:style-name="T6"><text:variable-set text:name="zahtevek" office:value-type="string">[/#if]</text:variable-set></text:span></text:p>
            <text:p text:style-name="P21"><text:span text:style-name="T26">Pametna kartica: </text:span><text:span text:style-name="T18"><text:variable-set text:name="zahtevek" office:value-type="string">[#if imetnik.imaPametnoKartico ="NE"]</text:variable-set></text:span>Nimam pametne kartice SIGOV-CA<text:span text:style-name="T18"><text:variable-set text:name="zahtevek" office:value-type="string">[/#if]</text:variable-set></text:span><text:span text:style-name="T18"><text:variable-set text:name="zahtevek" office:value-type="string">[#if imetnik.imaPametnoKartico ="DA"]</text:variable-set></text:span><text:span text:style-name="T19">I</text:span>mam pametno kartico SIGOV-CA<text:bookmark-start text:name="__DdeLink__619_457374473"/><text:span text:style-name="T18"><text:variable-set text:name="zahtevek" office:value-type="string">[/#if]</text:variable-set></text:span><text:bookmark-end text:name="__DdeLink__619_457374473"/></text:p>
          </table:table-cell>
          <table:table-cell table:style-name="Tabela1.B2" office:value-type="string">
            <text:p text:style-name="Table_20_Contents"><text:span text:style-name="T28">Čitalec:</text:span><text:span text:style-name="T27"> </text:span><text:span text:style-name="T23"><text:variable-set text:name="zahtevek" office:value-type="string">[#if imetnik.imaCitalecVSRS ="NE"]</text:variable-set></text:span><text:bookmark-start text:name="__DdeLink__312_80149333"/><text:span text:style-name="T22">Potrebujem čitalec VSRS</text:span><text:bookmark-end text:name="__DdeLink__312_80149333"/><text:bookmark-start text:name="__DdeLink__1350_198089435"/><text:bookmark-start text:name="__DdeLink__1274_198089435"/><text:span text:style-name="T23"><text:variable-set text:name="zahtevek" office:value-type="string">[/#if]</text:variable-set></text:span><text:bookmark-end text:name="__DdeLink__1350_198089435"/><text:bookmark-end text:name="__DdeLink__1274_198089435"/><text:soft-page-break/><text:span text:style-name="T23"><text:variable-set text:name="zahtevek" office:value-type="string">[#if imetnik.imaCitalecVSRS ="DA"]</text:variable-set></text:span><text:span text:style-name="T12">Ne potrebujem čitalca</text:span><text:bookmark-start text:name="__DdeLink__1444_198089435"/><text:span text:style-name="T13"><text:variable-set text:name="zahtevek" office:value-type="string">[/#if]</text:variable-set></text:span><text:bookmark-end text:name="__DdeLink__1444_198089435"/></text:p>
            <text:p text:style-name="P23"><text:span text:style-name="T15">Pametna kartica:</text:span><text:span text:style-name="T14"> </text:span><text:span text:style-name="T16"><text:variable-set text:name="zahtevek" office:value-type="string">[#if imetnik.imaPametnoKarticoVSRS ="NE"]</text:variable-set></text:span><text:bookmark text:name="__DdeLink__1560_198089435"/><text:span text:style-name="T14">Nimam</text:span><text:span text:style-name="T21"> pametne kartice VSRS</text:span><text:bookmark-start text:name="__DdeLink__1562_198089435"/><text:span text:style-name="T24"><text:variable-set text:name="zahtevek" office:value-type="string">[/#if]</text:variable-set></text:span><text:bookmark-end text:name="__DdeLink__1562_198089435"/><text:span text:style-name="T24"><text:variable-set text:name="zahtevek" office:value-type="string">[#if imetnik.imaPametnoKarticoVSRS ="DA"]</text:variable-set></text:span><text:span text:style-name="T21">Imam pametno kartico VSRS</text:span><text:span text:style-name="T24"><text:variable-set text:name="zahtevek" office:value-type="string">[/#if]</text:variable-set></text:span></text:p>
          </table:table-cell>
        </table:table-row>
      </table:table>
      <text:p text:style-name="P12"><text:bookmark text:name="__DdeLink__7417_777731250"/></text:p>
      <text:p text:style-name="P9"/>
      <text:p text:style-name="Default"/>
      <text:p text:style-name="Standard"><text:span text:style-name="T1">S svojim podpisom soglašam, da se za izpolnitev tega zahtevka preverijo moji osebni podatki v Registru davčnih zavezancev, ter jamčim, da sem seznanjen(a) in da se strinjam z določili iz trenutno veljavne Politike SIGOV-CA. Strinjam se, da je v primeru objave nove politike</text:span><text:span text:style-name="Footnote_20_Symbol"><text:span text:style-name="T1"><text:note text:id="ftn6" text:note-class="footnote"><text:note-citation>6</text:note-citation><text:note-body><text:p text:style-name="P4">V primeru spremembe Politike SIGOV-CA se le-ta javno objavi osem (8) dni preden stopi v veljavo. Z dnem veljavnosti nove politike pa so vsa potrdila izdana po tej politiki.</text:p></text:note-body></text:note></text:span></text:span><text:span text:style-name="T1">, z dnem veljavnosti le-te, potrdilo iz tega zahtevka izdano po novi politiki. S svojim podpisom jamčim za resničnost navedenih podatkov ter pooblaščam SIGOV-CA, da moje osebne podatke iz tega zahtevka obdeluje za namene elektronskega poslovanja v skladu s Politiko SIGOV-CA ter zakonoma ZEPEP</text:span><text:span text:style-name="Footnote_20_Symbol"><text:span text:style-name="T1"><text:note text:id="ftn7" text:note-class="footnote"><text:note-citation>7</text:note-citation><text:note-body><text:p text:style-name="P4">Zakon o elektronskem poslovanju in elektronskem podpisu (Uradni list RS št. 57/2000, 25/2004 in 98/2004) </text:p></text:note-body></text:note></text:span></text:span><text:span text:style-name="T1"> in ZVOP</text:span><text:span text:style-name="Footnote_20_Symbol"><text:span text:style-name="T1"><text:note text:id="ftn8" text:note-class="footnote"><text:note-citation>8</text:note-citation><text:note-body><text:p text:style-name="P4">Zakon o varstvu osebnih podatkov (Uradni list RS št. 94/2007)</text:p></text:note-body></text:note></text:span></text:span><text:span text:style-name="T1">. Seznanjen(a) sem, da je oprema (pametna kartica, zunanji čitalec, če je bil dodeljen), ki jo bom prejel(a), last Vrhovnega sodišča Republike Slovenije. Z opremo bom ravnal(a) odgovorno in jo </text:span><text:span text:style-name="T1">bom, po prenehanju uporabe digitalnega potrdila SIGOV-CA, za katerega sem podal(a) ta zahtevek, vrnil(a) na naslov Vrhovnega </text:span><text:span text:style-name="T1">sodišča Republike Slovenije.</text:span></text:p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5">Kraj in datum:</text:p>
          </table:table-cell>
          <table:table-cell table:style-name="Tabela2.B1" office:value-type="string">
            <text:p text:style-name="P14"/>
          </table:table-cell>
          <table:table-cell table:style-name="Tabela2.A1" office:value-type="string">
            <text:p text:style-name="P19">Podpis bodočega imetnika:</text:p>
          </table:table-cell>
          <table:table-cell table:style-name="Tabela2.D1" office:value-type="string">
            <text:p text:style-name="P26"/>
          </table:table-cell>
        </table:table-row>
        <table:table-row table:style-name="Tabela2.1">
          <table:table-cell table:style-name="Tabela2.A1" office:value-type="string">
            <text:p text:style-name="P15"/>
          </table:table-cell>
          <table:table-cell table:style-name="Tabela2.B2" office:value-type="string">
            <text:p text:style-name="P28"/>
          </table:table-cell>
          <table:table-cell table:style-name="Tabela2.A1" office:value-type="string">
            <text:p text:style-name="P16"/>
          </table:table-cell>
          <table:table-cell table:style-name="Tabela2.B2" office:value-type="string">
            <text:p text:style-name="P27"><text:variable-set text:name="zahtevek" office:value-type="string">${imetnik.ime}</text:variable-set> <text:variable-set text:name="zahtevek" office:value-type="string">${imetnik.priimek}</text:variable-set></text:p>
          </table:table-cell>
        </table:table-row>
      </table:table>
      <text:p text:style-name="P24"><text:bookmark-start text:name="__DdeLink__663_777731250"/><text:variable-set text:name="zahtevek" office:value-type="string">[#if imetnik_index +1&lt; imetniki?size]</text:variable-set><text:bookmark-end text:name="__DdeLink__663_777731250"/></text:p>
      <text:p text:style-name="P25"><text:bookmark-start text:name="__DdeLink__1313_777731250"/><text:variable-set text:name="zahtevek" office:value-type="string">[/#if]</text:variable-set><text:bookmark-end text:name="__DdeLink__1313_777731250"/><text:variable-set text:name="zahtevek" office:value-type="string">[/#list]</text:variable-se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vertical-align="auto"/>
      <style:text-properties fo:font-size="12pt" fo:language="sl" fo:country="SI" style:font-size-asian="12pt" style:language-asian="zh" style:country-asian="C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text-properties style:font-name="Mangal" style:font-name-asian="Times New Roman" style:font-name-complex="Times New Roman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Index1" style:family="paragraph" style:parent-style-name="Standard"/>
    <style:style style:name="WW-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" style:family="paragraph" style:parent-style-name="Standard"/>
    <style:style style:name="WW-Title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1" style:family="paragraph" style:parent-style-name="Standard"/>
    <style:style style:name="Default" style:family="paragraph" style:parent-style-name="Standard">
      <style:text-properties fo:color="#000000"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asian="bold" style:font-weight-complex="bold"/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asian="bold" style:font-weight-complex="bold"/>
    </style:style>
    <style:style style:name="Table_20_Contents1" style:display-name="Table Contents1" style:family="paragraph" style:parent-style-name="Standard"/>
    <style:style style:name="Table_20_Heading1" style:display-name="Table Heading1" style:family="paragraph" style:parent-style-name="Table_20_Contents1">
      <style:paragraph-properties fo:text-align="center" style:justify-single-word="false"/>
      <style:text-properties fo:font-weight="bold" style:font-weight-asian="bold" style:font-weight-complex="bold"/>
    </style:style>
    <style:style style:name="Povratni_20_naslov" style:display-name="Povratni naslov" style:family="paragraph" style:parent-style-name="Standard">
      <style:paragraph-properties fo:text-align="center" style:justify-single-word="false" fo:orphans="0" fo:widows="0"/>
      <style:text-properties style:font-name="Arial" fo:font-size="10pt" fo:letter-spacing="-0.005cm" style:font-size-asian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indent="0cm" style:auto-text-indent="false" fo:keep-with-next="always"/>
      <style:text-properties style:font-name="Arial" fo:font-size="10pt" fo:font-style="italic" style:font-size-asian="10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ate1" style:family="paragraph" style:parent-style-name="Standard" style:next-style-name="Standard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size="10pt" fo:font-weight="bold" style:font-size-asian="10pt" style:font-weight-asian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cm" fo:margin-bottom="0cm" fo:text-indent="0cm" style:auto-text-indent="false"/>
      <style:text-properties fo:font-size="10pt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" style:display-name="WW-Internet link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Internet_20_link1" style:display-name="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Privzeta_20_pisava_20_odstavka" style:display-name="Privzeta pisava odstavka" style:family="text"/>
    <style:style style:name="Footnote_20_Symbol" style:display-name="Footnote Symbol" style:family="text" style:parent-style-name="Privzeta_20_pisava_20_odstavka">
      <style:text-properties style:text-position="super 58%" style:font-name="Aria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j</meta:initial-creator>
    <meta:creation-date>2013-08-26T19:49:00</meta:creation-date>
    <dc:date>2016-01-07T08:47:45.99</dc:date>
    <meta:generator>OpenOffice/4.1.1$Win32 OpenOffice.org_project/411m6$Build-9775</meta:generator>
    <meta:editing-duration>P4DT11H8M48S</meta:editing-duration>
    <meta:editing-cycles>119</meta:editing-cycles>
    <meta:document-statistic meta:table-count="7" meta:image-count="0" meta:object-count="0" meta:page-count="3" meta:paragraph-count="42" meta:word-count="524" meta:character-count="3914"/>
  </office:meta>
</office:document-meta>
</file>